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rsid="000bc969" officeooo:paragraph-rsid="000bc969" fo:background-color="#ffff00"/>
    </style:style>
    <style:style style:name="P4" style:family="paragraph" style:parent-style-name="Text_20_body" style:list-style-name="L1">
      <style:text-properties officeooo:rsid="0010b1eb" officeooo:paragraph-rsid="0010b1eb" fo:background-color="#ffff00"/>
    </style:style>
    <style:style style:name="P5" style:family="paragraph" style:parent-style-name="Text_20_body" style:list-style-name="L1">
      <style:text-properties officeooo:rsid="00146a42" officeooo:paragraph-rsid="00146a42" fo:background-color="#ffff00"/>
    </style:style>
    <style:style style:name="P6" style:family="paragraph" style:parent-style-name="Text_20_body" style:list-style-name="L1">
      <style:text-properties officeooo:rsid="000d68ed" officeooo:paragraph-rsid="000d68ed" fo:background-color="#ffff00"/>
    </style:style>
    <style:style style:name="P7" style:family="paragraph" style:parent-style-name="Text_20_body" style:list-style-name="L1">
      <style:text-properties officeooo:rsid="0016d0b9" officeooo:paragraph-rsid="0016d0b9" fo:background-color="#ffff00"/>
    </style:style>
    <style:style style:name="P8" style:family="paragraph" style:parent-style-name="Text_20_body" style:list-style-name="L1">
      <style:text-properties officeooo:rsid="000d9809" officeooo:paragraph-rsid="000d9809" fo:background-color="#ffff00"/>
    </style:style>
    <style:style style:name="P9" style:family="paragraph" style:parent-style-name="Text_20_body" style:list-style-name="L1">
      <style:text-properties officeooo:rsid="000f4eb1" officeooo:paragraph-rsid="000f4eb1" fo:background-color="#ffff00"/>
    </style:style>
    <style:style style:name="P10" style:family="paragraph" style:parent-style-name="Text_20_body" style:list-style-name="L1">
      <style:text-properties officeooo:rsid="000bc969" officeooo:paragraph-rsid="000bc969"/>
    </style:style>
    <style:style style:name="P11" style:family="paragraph" style:parent-style-name="Text_20_body" style:list-style-name="L1">
      <style:text-properties officeooo:rsid="00146a42" officeooo:paragraph-rsid="00146a42"/>
    </style:style>
    <style:style style:name="P12" style:family="paragraph" style:parent-style-name="Text_20_body" style:list-style-name="L1">
      <style:text-properties officeooo:rsid="000d68ed" officeooo:paragraph-rsid="000d68ed"/>
    </style:style>
    <style:style style:name="P13" style:family="paragraph" style:parent-style-name="Text_20_body" style:list-style-name="L1">
      <style:text-properties fo:font-weight="normal" officeooo:rsid="00188b93" officeooo:paragraph-rsid="00188b93" fo:background-color="transparent" style:font-weight-asian="normal" style:font-weight-complex="normal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9c4c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1684044770" text:style-name="L1">
        <text:list-item>
          <text:p text:style-name="P3">couleur de fond plus claire <text:span text:style-name="T1">meilleur contraste</text:span></text:p>
        </text:list-item>
        <text:list-item>
          <text:p text:style-name="P4">ajout icône au format ico</text:p>
        </text:list-item>
        <text:list-item>
          <text:p text:style-name="P10"><text:span text:style-name="T3">chargement rapide des fonts →</text:span><text:span text:style-name="T4"> font-display:swap</text:span></text:p>
        </text:list-item>
        <text:list-item>
          <text:p text:style-name="P11"><text:span text:style-name="T4">c</text:span><text:span text:style-name="T3">orrection accents et orthographe</text:span></text:p>
        </text:list-item>
        <text:list-item>
          <text:p text:style-name="P12">améliorer le SEO du site pour un meilleur referencement</text:p>
        </text:list-item>
        <text:list-item>
          <text:p text:style-name="P5">ajouter le logo téléphone</text:p>
        </text:list-item>
        <text:list-item>
          <text:p text:style-name="P6">ameliorer le footer</text:p>
        </text:list-item>
        <text:list-item>
          <text:p text:style-name="P7">apparence lignes de séparations</text:p>
        </text:list-item>
        <text:list-item>
          <text:p text:style-name="P8">en mode mobile, passer l’adresse sous le titre <text:span text:style-name="T2">&lt;700px</text:span></text:p>
        </text:list-item>
        <text:list-item>
          <text:p text:style-name="P9">mettre les heures d ouvertures en vert</text:p>
        </text:list-item>
        <text:list-item>
          <text:p text:style-name="P13">footer déjà avec accen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4T11:20:43.602002059</dc:date>
    <meta:editing-duration>PT2H3M7S</meta:editing-duration>
    <meta:editing-cycles>21</meta:editing-cycles>
    <meta:document-statistic meta:table-count="0" meta:image-count="0" meta:object-count="0" meta:page-count="1" meta:paragraph-count="12" meta:word-count="74" meta:character-count="421" meta:non-whitespace-character-count="370"/>
  </office:meta>
</office:document-meta>
</file>